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172">
            <text:p>5172</text:p>
          </table:table-cell>
          <table:table-cell office:value-type="float" office:value="10344">
            <text:p>10344</text:p>
          </table:table-cell>
          <table:table-cell office:value-type="float" office:value="15453">
            <text:p>15453</text:p>
          </table:table-cell>
          <table:table-cell office:value-type="float" office:value="20562">
            <text:p>20562</text:p>
          </table:table-cell>
          <table:table-cell office:value-type="float" office:value="25719">
            <text:p>25719</text:p>
          </table:table-cell>
          <table:table-cell office:value-type="float" office:value="30828">
            <text:p>30828</text:p>
          </table:table-cell>
          <table:table-cell office:value-type="float" office:value="35125">
            <text:p>35125</text:p>
          </table:table-cell>
          <table:table-cell office:value-type="float" office:value="40266">
            <text:p>40266</text:p>
          </table:table-cell>
          <table:table-cell office:value-type="float" office:value="45422">
            <text:p>45422</text:p>
          </table:table-cell>
          <table:table-cell office:value-type="float" office:value="50562">
            <text:p>50562</text:p>
          </table:table-cell>
          <table:table-cell office:value-type="float" office:value="55734">
            <text:p>55734</text:p>
          </table:table-cell>
          <table:table-cell office:value-type="float" office:value="60016">
            <text:p>60016</text:p>
          </table:table-cell>
          <table:table-cell office:value-type="float" office:value="65187">
            <text:p>65187</text:p>
          </table:table-cell>
          <table:table-cell office:value-type="float" office:value="70297">
            <text:p>70297</text:p>
          </table:table-cell>
          <table:table-cell office:value-type="float" office:value="75437">
            <text:p>75437</text:p>
          </table:table-cell>
          <table:table-cell office:value-type="float" office:value="80547">
            <text:p>80547</text:p>
          </table:table-cell>
          <table:table-cell office:value-type="float" office:value="85719">
            <text:p>85719</text:p>
          </table:table-cell>
          <table:table-cell office:value-type="float" office:value="90047">
            <text:p>90047</text:p>
          </table:table-cell>
          <table:table-cell office:value-type="float" office:value="95250">
            <text:p>95250</text:p>
          </table:table-cell>
          <table:table-cell office:value-type="float" office:value="100453">
            <text:p>100453</text:p>
          </table:table-cell>
          <table:table-cell office:value-type="float" office:value="105641">
            <text:p>105641</text:p>
          </table:table-cell>
          <table:table-cell office:value-type="float" office:value="110797">
            <text:p>110797</text:p>
          </table:table-cell>
          <table:table-cell office:value-type="float" office:value="115109">
            <text:p>115109</text:p>
          </table:table-cell>
          <table:table-cell office:value-type="float" office:value="120281">
            <text:p>120281</text:p>
          </table:table-cell>
          <table:table-cell office:value-type="float" office:value="125453">
            <text:p>125453</text:p>
          </table:table-cell>
          <table:table-cell office:value-type="float" office:value="130625">
            <text:p>130625</text:p>
          </table:table-cell>
          <table:table-cell office:value-type="float" office:value="135781">
            <text:p>135781</text:p>
          </table:table-cell>
          <table:table-cell office:value-type="float" office:value="140094">
            <text:p>140094</text:p>
          </table:table-cell>
          <table:table-cell office:value-type="float" office:value="145266">
            <text:p>145266</text:p>
          </table:table-cell>
          <table:table-cell office:value-type="float" office:value="150453">
            <text:p>150453</text:p>
          </table:table-cell>
          <table:table-cell office:value-type="float" office:value="155625">
            <text:p>155625</text:p>
          </table:table-cell>
          <table:table-cell office:value-type="float" office:value="160781">
            <text:p>160781</text:p>
          </table:table-cell>
          <table:table-cell office:value-type="float" office:value="165094">
            <text:p>165094</text:p>
          </table:table-cell>
          <table:table-cell office:value-type="float" office:value="170219">
            <text:p>170219</text:p>
          </table:table-cell>
          <table:table-cell office:value-type="float" office:value="175391">
            <text:p>175391</text:p>
          </table:table-cell>
          <table:table-cell office:value-type="float" office:value="180562">
            <text:p>180562</text:p>
          </table:table-cell>
          <table:table-cell office:value-type="float" office:value="185734">
            <text:p>185734</text:p>
          </table:table-cell>
          <table:table-cell office:value-type="float" office:value="190031">
            <text:p>190031</text:p>
          </table:table-cell>
          <table:table-cell office:value-type="float" office:value="195187">
            <text:p>195187</text:p>
          </table:table-cell>
          <table:table-cell office:value-type="float" office:value="200391">
            <text:p>200391</text:p>
          </table:table-cell>
          <table:table-cell office:value-type="float" office:value="205547">
            <text:p>205547</text:p>
          </table:table-cell>
          <table:table-cell office:value-type="float" office:value="210719">
            <text:p>210719</text:p>
          </table:table-cell>
          <table:table-cell office:value-type="float" office:value="215031">
            <text:p>215031</text:p>
          </table:table-cell>
          <table:table-cell office:value-type="float" office:value="220172">
            <text:p>220172</text:p>
          </table:table-cell>
          <table:table-cell office:value-type="float" office:value="225344">
            <text:p>225344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000">
            <text:p>240000</text:p>
          </table:table-cell>
          <table:table-cell office:value-type="float" office:value="245187">
            <text:p>245187</text:p>
          </table:table-cell>
          <table:table-cell office:value-type="float" office:value="250359">
            <text:p>250359</text:p>
          </table:table-cell>
          <table:table-cell office:value-type="float" office:value="255531">
            <text:p>255531</text:p>
          </table:table-cell>
          <table:table-cell office:value-type="float" office:value="260719">
            <text:p>260719</text:p>
          </table:table-cell>
          <table:table-cell office:value-type="float" office:value="265016">
            <text:p>265016</text:p>
          </table:table-cell>
          <table:table-cell office:value-type="float" office:value="270187">
            <text:p>270187</text:p>
          </table:table-cell>
          <table:table-cell office:value-type="float" office:value="275375">
            <text:p>275375</text:p>
          </table:table-cell>
          <table:table-cell office:value-type="float" office:value="280562">
            <text:p>280562</text:p>
          </table:table-cell>
          <table:table-cell office:value-type="float" office:value="285734">
            <text:p>285734</text:p>
          </table:table-cell>
          <table:table-cell office:value-type="float" office:value="290031">
            <text:p>290031</text:p>
          </table:table-cell>
          <table:table-cell office:value-type="float" office:value="295219">
            <text:p>295219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3" office:value-type="float" office:value="187308.168452931">
            <text:p>187308,17</text:p>
          </table:table-cell>
          <table:table-cell table:number-columns-repeated="46" office:value-type="float" office:value="182950.088321857">
            <text:p>182950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3910.343265992">
            <text:p>183910,34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319033.23566936">
            <text:p>3319033,24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G28" table:end-x="2.923cm" table:end-y="0.4cm" draw:z-index="0" svg:width="20.634cm" svg:height="9.499cm" svg:x="0.933cm" svg:y="0.384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8:31</meta:creation-date>
    <dc:creator>Hugo Meyer</dc:creator>
    <dc:date>2007-12-26T18:29:24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6000003814697pt" style:font-family-asian="'Arial Unicode MS'" style:font-pitch-asian="variable" style:font-size-asian="17.6000003814697pt" style:font-family-complex="Tahoma" style:font-pitch-complex="variable" style:font-size-complex="17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0000038146973pt" style:font-family-asian="'Arial Unicode MS'" style:font-pitch-asian="variable" style:font-size-asian="8.10000038146973pt" style:font-family-complex="Tahoma" style:font-pitch-complex="variable" style:font-size-complex="8.1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1999998092651pt" style:font-family-asian="'Arial Unicode MS'" style:font-pitch-asian="variable" style:font-size-asian="12.1999998092651pt" style:font-family-complex="Tahoma" style:font-pitch-complex="variable" style:font-size-complex="12.1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10000038146973pt" style:font-family-asian="'Arial Unicode MS'" style:font-pitch-asian="variable" style:font-size-asian="8.10000038146973pt" style:font-family-complex="Tahoma" style:font-pitch-complex="variable" style:font-size-complex="8.1000003814697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635cm" svg:height="9.5cm" chart:class="chart:scatter" chart:style-name="ch1">
        <chart:title svg:x="7.987cm" svg:y="0.19cm" chart:style-name="ch2">
          <text:p>Tiempo vs Costo</text:p>
        </chart:title>
        <chart:legend chart:legend-position="end" svg:x="18.914cm" svg:y="4.49cm" chart:style-name="ch3"/>
        <chart:plot-area chart:style-name="ch4" table:cell-range-address="Sheet1.$A$1:.$BH$2" chart:data-source-has-labels="column" chart:table-number-list="0" svg:x="0.412cm" svg:y="1.264cm" svg:width="17.679cm" svg:height="8.046cm">
          <chart:axis chart:dimension="x" chart:name="primary-x" chart:style-name="ch5">
            <chart:title svg:x="9.334cm" svg:y="8.816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12cm" svg:y="5.19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172">
                <text:p>5172</text:p>
              </table:table-cell>
              <table:table-cell office:value-type="float" office:value="10344">
                <text:p>10344</text:p>
              </table:table-cell>
              <table:table-cell office:value-type="float" office:value="15453">
                <text:p>15453</text:p>
              </table:table-cell>
              <table:table-cell office:value-type="float" office:value="20562">
                <text:p>20562</text:p>
              </table:table-cell>
              <table:table-cell office:value-type="float" office:value="25719">
                <text:p>25719</text:p>
              </table:table-cell>
              <table:table-cell office:value-type="float" office:value="30828">
                <text:p>30828</text:p>
              </table:table-cell>
              <table:table-cell office:value-type="float" office:value="35125">
                <text:p>35125</text:p>
              </table:table-cell>
              <table:table-cell office:value-type="float" office:value="40266">
                <text:p>40266</text:p>
              </table:table-cell>
              <table:table-cell office:value-type="float" office:value="45422">
                <text:p>45422</text:p>
              </table:table-cell>
              <table:table-cell office:value-type="float" office:value="50562">
                <text:p>50562</text:p>
              </table:table-cell>
              <table:table-cell office:value-type="float" office:value="55734">
                <text:p>55734</text:p>
              </table:table-cell>
              <table:table-cell office:value-type="float" office:value="60016">
                <text:p>60016</text:p>
              </table:table-cell>
              <table:table-cell office:value-type="float" office:value="65187">
                <text:p>65187</text:p>
              </table:table-cell>
              <table:table-cell office:value-type="float" office:value="70297">
                <text:p>70297</text:p>
              </table:table-cell>
              <table:table-cell office:value-type="float" office:value="75437">
                <text:p>75437</text:p>
              </table:table-cell>
              <table:table-cell office:value-type="float" office:value="80547">
                <text:p>80547</text:p>
              </table:table-cell>
              <table:table-cell office:value-type="float" office:value="85719">
                <text:p>85719</text:p>
              </table:table-cell>
              <table:table-cell office:value-type="float" office:value="90047">
                <text:p>90047</text:p>
              </table:table-cell>
              <table:table-cell office:value-type="float" office:value="95250">
                <text:p>95250</text:p>
              </table:table-cell>
              <table:table-cell office:value-type="float" office:value="100453">
                <text:p>100453</text:p>
              </table:table-cell>
              <table:table-cell office:value-type="float" office:value="105641">
                <text:p>105641</text:p>
              </table:table-cell>
              <table:table-cell office:value-type="float" office:value="110797">
                <text:p>110797</text:p>
              </table:table-cell>
              <table:table-cell office:value-type="float" office:value="115109">
                <text:p>115109</text:p>
              </table:table-cell>
              <table:table-cell office:value-type="float" office:value="120281">
                <text:p>120281</text:p>
              </table:table-cell>
              <table:table-cell office:value-type="float" office:value="125453">
                <text:p>125453</text:p>
              </table:table-cell>
              <table:table-cell office:value-type="float" office:value="130625">
                <text:p>130625</text:p>
              </table:table-cell>
              <table:table-cell office:value-type="float" office:value="135781">
                <text:p>135781</text:p>
              </table:table-cell>
              <table:table-cell office:value-type="float" office:value="140094">
                <text:p>140094</text:p>
              </table:table-cell>
              <table:table-cell office:value-type="float" office:value="145266">
                <text:p>145266</text:p>
              </table:table-cell>
              <table:table-cell office:value-type="float" office:value="150453">
                <text:p>150453</text:p>
              </table:table-cell>
              <table:table-cell office:value-type="float" office:value="155625">
                <text:p>155625</text:p>
              </table:table-cell>
              <table:table-cell office:value-type="float" office:value="160781">
                <text:p>160781</text:p>
              </table:table-cell>
              <table:table-cell office:value-type="float" office:value="165094">
                <text:p>165094</text:p>
              </table:table-cell>
              <table:table-cell office:value-type="float" office:value="170219">
                <text:p>170219</text:p>
              </table:table-cell>
              <table:table-cell office:value-type="float" office:value="175391">
                <text:p>175391</text:p>
              </table:table-cell>
              <table:table-cell office:value-type="float" office:value="180562">
                <text:p>180562</text:p>
              </table:table-cell>
              <table:table-cell office:value-type="float" office:value="185734">
                <text:p>185734</text:p>
              </table:table-cell>
              <table:table-cell office:value-type="float" office:value="190031">
                <text:p>190031</text:p>
              </table:table-cell>
              <table:table-cell office:value-type="float" office:value="195187">
                <text:p>195187</text:p>
              </table:table-cell>
              <table:table-cell office:value-type="float" office:value="200391">
                <text:p>200391</text:p>
              </table:table-cell>
              <table:table-cell office:value-type="float" office:value="205547">
                <text:p>205547</text:p>
              </table:table-cell>
              <table:table-cell office:value-type="float" office:value="210719">
                <text:p>210719</text:p>
              </table:table-cell>
              <table:table-cell office:value-type="float" office:value="215031">
                <text:p>215031</text:p>
              </table:table-cell>
              <table:table-cell office:value-type="float" office:value="220172">
                <text:p>220172</text:p>
              </table:table-cell>
              <table:table-cell office:value-type="float" office:value="225344">
                <text:p>225344</text:p>
              </table:table-cell>
              <table:table-cell office:value-type="float" office:value="230500">
                <text:p>230500</text:p>
              </table:table-cell>
              <table:table-cell office:value-type="float" office:value="235672">
                <text:p>235672</text:p>
              </table:table-cell>
              <table:table-cell office:value-type="float" office:value="240000">
                <text:p>240000</text:p>
              </table:table-cell>
              <table:table-cell office:value-type="float" office:value="245187">
                <text:p>245187</text:p>
              </table:table-cell>
              <table:table-cell office:value-type="float" office:value="250359">
                <text:p>250359</text:p>
              </table:table-cell>
              <table:table-cell office:value-type="float" office:value="255531">
                <text:p>255531</text:p>
              </table:table-cell>
              <table:table-cell office:value-type="float" office:value="260719">
                <text:p>260719</text:p>
              </table:table-cell>
              <table:table-cell office:value-type="float" office:value="265016">
                <text:p>265016</text:p>
              </table:table-cell>
              <table:table-cell office:value-type="float" office:value="270187">
                <text:p>270187</text:p>
              </table:table-cell>
              <table:table-cell office:value-type="float" office:value="275375">
                <text:p>275375</text:p>
              </table:table-cell>
              <table:table-cell office:value-type="float" office:value="280562">
                <text:p>280562</text:p>
              </table:table-cell>
              <table:table-cell office:value-type="float" office:value="285734">
                <text:p>285734</text:p>
              </table:table-cell>
              <table:table-cell office:value-type="float" office:value="290031">
                <text:p>290031</text:p>
              </table:table-cell>
              <table:table-cell office:value-type="float" office:value="295219">
                <text:p>295219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7308.168452931">
                <text:p>187308.168452931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  <table:table-cell office:value-type="float" office:value="182950.088321857">
                <text:p>182950.08832185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